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76F0000013105DB9B31.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5" style:family="paragraph" style:parent-style-name="Corpo_20_2">
      <style:paragraph-properties fo:text-align="justify" style:justify-single-word="false"/>
      <style:text-properties fo:color="#000000"/>
    </style:style>
    <style:style style:name="P6" style:family="paragraph" style:parent-style-name="Corpo_20_2">
      <style:text-properties fo:color="#000000" fo:font-size="14pt" style:font-size-asian="14pt" style:font-size-complex="14pt"/>
    </style:style>
    <style:style style:name="P7" style:family="paragraph" style:parent-style-name="Corpo_20_2">
      <style:paragraph-properties fo:text-align="justify" style:justify-single-word="false"/>
      <style:text-properties fo:color="#000000" fo:font-size="14pt" style:font-size-asian="14pt" style:font-size-complex="14pt"/>
    </style:style>
    <style:style style:name="P8" style:family="paragraph" style:parent-style-name="Corpo_20_2">
      <style:paragraph-properties fo:text-align="justify" style:justify-single-word="false"/>
    </style:style>
    <style:style style:name="P9" style:family="paragraph" style:parent-style-name="Sottointestazione">
      <style:paragraph-properties fo:text-align="justify" style:justify-single-word="false"/>
    </style:style>
    <style:style style:name="P10" style:family="paragraph" style:parent-style-name="Corpo">
      <style:paragraph-properties fo:text-align="justify" style:justify-single-word="false"/>
    </style:style>
    <style:style style:name="P11" style:family="paragraph" style:parent-style-name="Attribuzione">
      <style:paragraph-properties fo:text-align="justify" style:justify-single-word="false"/>
    </style:style>
    <style:style style:name="P12" style:family="paragraph" style:parent-style-name="Sottointestazione">
      <style:paragraph-properties fo:text-align="justify" style:justify-single-word="false"/>
      <style:text-properties fo:color="#000000" fo:font-size="15pt" style:font-size-asian="15pt" style:font-size-complex="15pt"/>
    </style:style>
    <style:style style:name="P13" style:family="paragraph" style:parent-style-name="Attribuzione">
      <style:paragraph-properties fo:text-align="justify" style:justify-single-word="false" fo:break-before="page"/>
      <style:text-properties fo:color="#000000"/>
    </style:style>
    <style:style style:name="P14" style:family="paragraph" style:parent-style-name="Attribuzione" style:list-style-name="WWNum3">
      <style:paragraph-properties fo:text-align="justify" style:justify-single-word="false" fo:break-before="page"/>
      <style:text-properties fo:color="#000000"/>
    </style:style>
    <style:style style:name="P15" style:family="paragraph" style:parent-style-name="Attribuzione">
      <style:paragraph-properties fo:text-align="justify" style:justify-single-word="false"/>
      <style:text-properties fo:color="#000000"/>
    </style:style>
    <style:style style:name="P16" style:family="paragraph" style:parent-style-name="Attribuzione" style:list-style-name="WWNum2">
      <style:paragraph-properties fo:text-align="justify" style:justify-single-word="false"/>
      <style:text-properties fo:color="#000000"/>
    </style:style>
    <style:style style:name="P17" style:family="paragraph" style:parent-style-name="Corpo_20_2">
      <style:paragraph-properties fo:text-align="justify" style:justify-single-word="false"/>
      <style:text-properties fo:color="#000000"/>
    </style:style>
    <style:style style:name="P18" style:family="paragraph" style:parent-style-name="Corpo_20_2" style:list-style-name="WWNum13">
      <style:paragraph-properties fo:text-align="justify" style:justify-single-word="false"/>
      <style:text-properties fo:color="#000000"/>
    </style:style>
    <style:style style:name="P19"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20" style:family="paragraph" style:parent-style-name="Corpo_20_2">
      <style:text-properties fo:color="#000000" fo:font-size="14pt" style:font-size-asian="14pt" style:font-size-complex="14pt"/>
    </style:style>
    <style:style style:name="P21" style:family="paragraph" style:parent-style-name="Heading_20_2">
      <style:text-properties fo:font-size="14pt" style:font-size-asian="14pt" style:font-size-complex="14pt"/>
    </style:style>
    <style:style style:name="P22"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3" style:family="paragraph" style:parent-style-name="Title">
      <style:paragraph-properties fo:text-align="justify" style:justify-single-word="false"/>
      <style:text-properties fo:color="#ff0000"/>
    </style:style>
    <style:style style:name="P24" style:family="paragraph" style:parent-style-name="Corpo" style:master-page-name="Standard">
      <style:paragraph-properties fo:text-align="justify" style:justify-single-word="false" style:page-number="auto"/>
    </style:style>
    <style:style style:name="P25" style:family="paragraph" style:parent-style-name="Standard">
      <style:paragraph-properties fo:padding="0cm" fo:border="none"/>
      <style:text-properties fo:color="#000000" style:font-name="Baskerville" fo:font-size="14pt"/>
    </style:style>
    <style:style style:name="P26"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7"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28"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29" style:family="paragraph" style:parent-style-name="Standard">
      <style:paragraph-properties fo:padding="0cm" fo:border="none"/>
      <style:text-properties fo:color="#000000" fo:font-size="14pt" style:font-size-asian="14pt" style:font-size-complex="14pt"/>
    </style:style>
    <style:style style:name="P30"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1"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style:vertical-pos="top" style:vertical-rel="baseline" fo:padding="0cm" fo:border="none" style:mirror="none" fo:clip="rect(0cm, 8.103cm, 4.831cm, 8.103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31"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31" svg:width="1.532cm" svg:height="1.488cm" svg:x="0cm" svg:y="0cm">
        <draw:image xlink:href="Pictures/1000000000000474000002D5125C1AA9.tif" xlink:type="simple" xlink:show="embed" xlink:actuate="onLoad">
          <text:p/>
        </draw:image>
      </draw:frame>
      <text:p text:style-name="P24"/>
      <text:p text:style-name="P10"/>
      <text:h text:style-name="P23" text:outline-level="1">Relazione Progetto </text:h>
      <text:h text:style-name="P11" text:outline-level="1">di “Tecnologie web” - AA 2020/2021</text:h>
      <text:h text:style-name="P9" text:outline-level="1"/>
      <text:h text:style-name="P9" text:outline-level="1"><draw:frame draw:style-name="fr2"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9" text:outline-level="1"/>
      <text:h text:style-name="P9" text:outline-level="1"/>
      <text:h text:style-name="P12" text:outline-level="1">A cura di :</text:h>
      <text:h text:style-name="P12" text:outline-level="1">Riccardo Marchini - Matricola: 793144</text:h>
      <text:h text:style-name="P12" text:outline-level="1">Gian Marco Lilli - Matricola: 802572</text:h>
      <text:h text:style-name="P12" text:outline-level="1">Michele Marini - Matricola: 804153</text:h>
      <text:h text:style-name="P12" text:outline-level="1">Giovanni Enrico Ceglia – Matricola: 792440</text:h>
      <text:h text:style-name="P13" text:outline-level="1">Indice</text:h>
      <text:p text:style-name="P5"/>
      <text:list xml:id="list7778978344765180823" text:style-name="WWNum2">
        <text:list-item>
          <text:h text:style-name="P16" text:outline-level="1">Raccolta/Analisi dei requisiti</text:h>
        </text:list-item>
      </text:list>
      <text:list xml:id="list3404245687907420768" text:style-name="WWNum13">
        <text:list-item>
          <text:list>
            <text:list-item>
              <text:p text:style-name="P18">Traccia del progetto</text:p>
            </text:list-item>
            <text:list-item>
              <text:p text:style-name="P18">Guida all’uso</text:p>
            </text:list-item>
          </text:list>
        </text:list-item>
      </text:list>
      <text:p text:style-name="P5">1.3 Glossario dei dati</text:p>
      <text:h text:style-name="P15" text:outline-level="1">2. Descrizione ad alto livello</text:h>
      <text:h text:style-name="P15" text:outline-level="1">3. Codice</text:h>
      <text:p text:style-name="P5">6.1 Descrizione codice</text:p>
      <text:p text:style-name="P8"/>
      <text:list xml:id="list5349008405163710822" text:style-name="WWNum3">
        <text:list-item>
          <text:h text:style-name="P14" text:outline-level="1">Raccolta/Analisi dei requisiti</text:h>
        </text:list-item>
      </text:list>
      <text:p text:style-name="P7"/>
      <text:list xml:id="list4368700407022248554" text:style-name="Outline">
        <text:list-item>
          <text:list>
            <text:list-item>
              <text:h text:style-name="P21" text:outline-level="2">1.1 Traccia del progetto</text:h>
            </text:list-item>
          </text:list>
        </text:list-item>
      </text:list>
      <text:p text:style-name="P7"/>
      <text:p text:style-name="P19">Premessa</text:p>
      <text:p text:style-name="P4">Fate parte di un’azienda che ha sviluppato software di gamification per rendere interessante e stimolante la visita ai musei da parte di ragazzi tra i 7 e i 18 anni.</text:p>
      <text:p text:style-name="P4">• All'inizio della visita al museo il ragazzo, con il proprio smartphone o con uno consegnato dal museo, punta ad uno dei vari QR code presenti all'entrata e viene immerso in una storia avvincente che include compiti specifici da svolgere per</text:p>
      <text:p text:style-name="P4">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4">M&amp;M ha tre obiettivi fondamentali (IEC)</text:p>
      <text:p text:style-name="P4">– Intrattenere il ragazzo con contenuti e sfide interessanti e affascinanti, appropriate per età e competenza, da fare da soli o in piccoli gruppi</text:p>
      <text:p text:style-name="P4">– Educare il ragazzo ai contenuti culturali e formativi specifici del museo, in modo da fargli apprendere in maniera coinvolgente e memorabili concetti e informazioni che altrimenti sarebbero presto dimenticate</text:p>
      <text:p text:style-name="P4">– Contenere il ragazzo in modo tale che la sua naturale esuberanza e irrequietezza non rechi disturbo agli altri visitatori del museo.</text:p>
      <text:p text:style-name="P4"/>
      <text:p text:style-name="P28">Specifica</text:p>
      <text:p text:style-name="P29">Ai canditati <text:s/>è richiesto di realizzare ed implementare 2 tool:</text:p>
      <text:p text:style-name="P4">•Il player - Gira su smartphone {e PC}. Viene usato dai ragazzi, che ricevono attraverso di esso le istruzioni per i vari task e forniscono attraverso di esso le risposte cercate. </text:p>
      <text:p text:style-name="P4">Viene attivata sullo smartphone tramite QRCode.</text:p>
      <text:p text:style-name="P4">•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4">I giochi sono di tre tipi:</text:p>
      <text:p text:style-name="P4"><text:soft-page-break/>• Individuale,</text:p>
      <text:p text:style-name="P4">– piccolo gruppo (2-5 ragazzi) o</text:p>
      <text:p text:style-name="P4">– classe (15-25 ragazzi organizzati in piccoli gruppi paralleli,</text:p>
      <text:p text:style-name="P4">indipendenti ed in competizione)</text:p>
      <text:p text:style-name="P4">• Gli studenti sono di tre fasce d'età:</text:p>
      <text:p text:style-name="P4">– 7-10 anni: molte attività realizzative e iconiche, poche simboliche</text:p>
      <text:p text:style-name="P4">– 11-14 anni: molte attività iconiche e simboliche, poche realizzative</text:p>
      <text:p text:style-name="P4">– 15-18 anni: molte attività simboliche</text:p>
      <text:p text:style-name="P4"/>
      <text:p text:style-name="P4">Le storie sono organizzate in missioni composte da attività, di tipo spiegazione o sfida.</text:p>
      <text:p text:style-name="P4">– Le attività di tipo spiegazione sono testi, immagini, video, ecc. che l'utente</text:p>
      <text:p text:style-name="P4">percepisce passivamente e che servono per dare contesto, background e scopi.</text:p>
      <text:p text:style-name="P4">– Le attività di tipo sfida (quest) sono richieste che spingono l'utente a fare qualcosa, cercare qualcosa, usare qualcosa, o riflettere su qualcosa.</text:p>
      <text:p text:style-name="P4">Ogni attività si conclude con un'azione dell'utente per proseguire a quella successiva.</text:p>
      <text:p text:style-name="P4">– La conclusione di una spiegazione è il click di un pulsante o una cosa del</text:p>
      <text:p text:style-name="P4">genere per passare alla successiva</text:p>
      <text:p text:style-name="P4">– la conclusione di una sfida è l'input di un dato che corrisponde alla soluzione</text:p>
      <text:p text:style-name="P4">di un enigma o la dimostrazione del completamento di un'azione: dati, testi, fotografie, ecc.</text:p>
      <text:p text:style-name="P4">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4">Esistono tre tipi di risposte corrette:</text:p>
      <text:p text:style-name="P4">– E' stata sottomessa una risposta purchessia (presenza/assenza)</text:p>
      <text:p text:style-name="P4">– E' stata sottomessa una risposta accettabile (valore esatto, valore presente in una lista di valori, valore in un range di valori, ecc.)</text:p>
      <text:p text:style-name="P4">– E' stata sottomessa una risposta che ha generato una risposta positiva in un servizio server-side black-box.</text:p>
      <text:p text:style-name="P4">Ad ogni classe di risposta corrisponde la selezione di un'attività successiva, che</text:p>
      <text:p text:style-name="P4">può essere obbligata oppure a scelta tra più attività o missioni parallele. Accettabile anche la selezione random.</text:p>
      <text:p text:style-name="P4">A seconda della natura della storia, la reazione ad una input "sbagliato" può essere:</text:p>
      <text:p text:style-name="P4">– niente,</text:p>
      <text:p text:style-name="P4">– un errore,</text:p>
      <text:p text:style-name="P4">– una transizione verso una nuova attività più complessa e</text:p>
      <text:p text:style-name="P4">pericolosa.</text:p>
      <text:p text:style-name="P4">In nessun caso il messaggio risultante è fuori contesto (ad es. un</text:p>
      <text:p text:style-name="P4"><text:soft-page-break/>messaggio d'errore standard) ma rimane nella storia.</text:p>
      <text:p text:style-name="P4">In nessun caso un input sbagliato fa precipitare la storia verso una</text:p>
      <text:p text:style-name="P4">conclusione negativa. Questo non è un quiz, ma un modo per apprendere dei concetti.</text:p>
      <text:p text:style-name="P4">Ci sono attività speciali all'inizio e alla fine, tutte spiegazioni:</text:p>
      <text:p text:style-name="P4">– Attività iniziali: servono per fornire l'introduzione alla storia, il background e il contesto e spiegano come giocare, chi è il giocatore nella storia e come interagire con il device.</text:p>
      <text:p text:style-name="P4">– Attività conclusive: servono per congratularsi con il giocatore/la giocatrice per la conclusione del gioco e dargli/le un premio: una promozione, un messaggio speciale, la mano della principessa/del principe, ecc.</text:p>
      <text:p text:style-name="P4">• In nessun caso c'è un messaggio di sconfitta. Il gioco non viene MAI perso, ma solo rallentato o non concluso.</text:p>
      <text:p text:style-name="P4"/>
      <text:p text:style-name="P4"/>
      <text:p text:style-name="P4"/>
      <text:p text:style-name="P4"/>
      <text:list xml:id="list31658510" text:continue-numbering="true" text:style-name="Outline">
        <text:list-item>
          <text:list>
            <text:list-item>
              <text:h text:style-name="P22" text:outline-level="2">1.2 Guida all'uso</text:h>
            </text:list-item>
          </text:list>
        </text:list-item>
      </text:list>
      <text:p text:style-name="P4"/>
      <text:p text:style-name="P4">(procedura di avvio) </text:p>
      <text:p text:style-name="P4"/>
      <text:p text:style-name="P4">La prima schermata che compare all'utente è la Home Page / Player dove trova le impostazioni per avviare una partita.</text:p>
      <text:p text:style-name="P4">Il primo campo riguarda la tipologia di partita , qui l'utente deve scegliere se disputare una partita “individuale”, di “gruppo” o di “classe”.</text:p>
      <text:p text:style-name="P4">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4">Il secondo campo riguarda la fascia di età , dopo averla selezionata l'utente vedrà comparire le tracce attinenti alla fascia stabilita.</text:p>
      <text:p text:style-name="P4">Per avviare la partita all'utente che ha scelto di giocare da solo , basterà cliccare sul tasto “Inizia Partita” che comparirà nel riepilogo in fondo alla pagina solo se l'utente ha compilato tutti i campi.</text:p>
      <text:p text:style-name="P25"><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oft-page-break/><text:span text:style-name="T3">punteggio è assegnato in forma di bonus quando la risposta è corretta , in forma di malus in caso di risposta sbagliata. Bonus e malus sono inversamente proporzionali al tempo impiegato per andare avanti.</text:span></text:p>
      <text:p text:style-name="P25"><text:span text:style-name="T3">L'avanzamento di una squadra è determinato dal primo giocatore che ha dato una risposta , gli altri giocatori saranno notificati da un alert che comunicherà che un loro compagno è andato avanti e che hanno la possibilità di andare avanti senza dare una risposta.</text:span></text:p>
      <text:p text:style-name="P4"/>
      <text:p text:style-name="P4">Sulla “NavBar “ compare un bottone che consente all'utente di scegliere se registrarsi o effettuare il login nel caso in cui fosse già registrato. </text:p>
      <text:p text:style-name="P4"><draw:frame draw:style-name="fr3" draw:name="immagini1" text:anchor-type="paragraph" svg:x="3.78cm" svg:y="0.392cm" svg:width="8.096cm" svg:height="4.916cm" draw:z-index="11"><draw:image xlink:href="Pictures/1000020100000132000000E64CBDF9F9.png" xlink:type="simple" xlink:show="embed" xlink:actuate="onLoad"/></draw:frame></text:p>
      <text:p text:style-name="P4">Una volta effettuato l'accesso , l'utente vedrà comparire i titoli delle tracce già presenti all'interno del DataBase. </text:p>
      <text:p text:style-name="P4"><draw:frame draw:style-name="fr3" draw:name="immagini3" text:anchor-type="paragraph" svg:x="0.053cm" svg:y="0.097cm" svg:width="15.921cm" svg:height="4.306cm" draw:z-index="13"><draw:image xlink:href="Pictures/100002010000076F0000013105DB9B31.png" xlink:type="simple" xlink:show="embed" xlink:actuate="onLoad"/></draw:frame></text:p>
      <text:p text:style-name="P4">In questa schermata , denominata “autore”, l'utente può aggiungere nuove tracce cliccando sul bottone “Aggiunta”, oppure può caricarla cliccando sul tasto “Upload”.</text:p>
      <text:p text:style-name="P4">Dopo aver compilato tutti i campi l'utente vedrà comparire la traccia da lui aggiunta dopo qualche secondo. </text:p>
      <text:p text:style-name="P4"/>
      <text:p text:style-name="P4"/>
      <text:p text:style-name="P4"/>
      <text:p text:style-name="P4"/>
      <text:p text:style-name="P4"/>
      <text:p text:style-name="P4"/>
      <text:p text:style-name="P4"><text:soft-page-break/>Cliccando su una delle tracce saranno visibili quattro bottoni : </text:p>
      <text:p text:style-name="P4">-modifica (consente di modificare il nome e l'immagine di copertina)</text:p>
      <text:p text:style-name="P4">-configura(consente di accedere alla pagina “configura” )</text:p>
      <text:p text:style-name="P4">-download Json ( consente di scaricare il file Json della traccia)</text:p>
      <text:p text:style-name="P4">-elimina(consente di eliminare la storia dal database).</text:p>
      <text:p text:style-name="P4"><draw:frame draw:style-name="fr3" draw:name="immagini2" text:anchor-type="paragraph" svg:x="-0.212cm" svg:y="0.131cm" svg:width="15.921cm" svg:height="4.09cm" draw:z-index="12"><draw:image xlink:href="Pictures/10000201000006B4000001B9F2134EA2.png" xlink:type="simple" xlink:show="embed" xlink:actuate="onLoad"/></draw:frame></text:p>
      <text:p text:style-name="P4">La pagina “configura” consente all'autore di creare i vari step che compongono la traccia.Può essere di tipo : informazione , domanda , quiz , puzzle , drag and drop . Lo step “Fine” è utilizzato per determinare la fine. </text:p>
      <text:p text:style-name="P4">Per aggiungere uno step l'autore deve compilare tutti i campi, fra i quali il “correctID” e il “wrongID” che consentono all'autore di scegliere l'ordine degli step ai fini della partita. </text:p>
      <text:p text:style-name="P4">E' inoltre possibile modificarli o eliminarli.</text:p>
      <text:p text:style-name="P4">Ogni volta che l'autore apporta delle modifiche alla traccia, comparirà il tasto “Salva Storia” che consente di effettuare un salvataggio.</text:p>
      <text:p text:style-name="P4"/>
      <text:p text:style-name="P27"/>
      <text:p text:style-name="P27"/>
      <text:list xml:id="list31652630" text:continue-list="list5349008405163710822" text:style-name="WWNum3">
        <text:list-item>
          <text:h text:style-name="P14" text:outline-level="1">DESCRIZIONE AD ALTO LIVELLO</text:h>
        </text:list-item>
      </text:list>
      <text:list xml:id="list31646381" text:continue-list="list31658510" text:style-name="Outline">
        <text:list-item>
          <text:list>
            <text:list-item>
              <text:h text:style-name="P21" text:outline-level="2">2.1 Funzionamento lato user</text:h>
            </text:list-item>
          </text:list>
        </text:list-item>
      </text:list>
      <text:p text:style-name="P6"/>
      <text:p text:style-name="P6">L’ ut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page"/>
      <style:text-properties style:use-window-font-color="true" style:font-name="Times New Roman" fo:font-size="10pt" fo:language="it" fo:country="IT" style:font-name-asian="Arial Unicode MS"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Mfr1" style:family="graphic" style:parent-style-name="Graphics">
      <style:graphic-properties style:vertical-pos="top" style:vertical-rel="baseline" fo:padding="0cm" fo:border="none" style:mirror="none" fo:clip="rect(0cm, 8.103cm, 4.831cm, 8.10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tab/><text:tab/><draw:frame draw:style-name="Mfr1" draw:name="1" text:anchor-type="as-char" svg:width="1.533cm" svg:height="1.489cm" draw:z-index="10"><draw:image xlink:href="Pictures/1000000000000474000002D5125C1AA9.tif" xlink:type="simple" xlink:show="embed" xlink:actuate="onLoad"/></draw:frame></text:p>
      </style:header>
      <style:footer>
        <text:p text:style-name="MP1">Progetto di “TECNLOGIE WEB”<text:tab/>Aa 2020/2021<text:tab/><text:page-number text:select-page="current">3</text:page-number> di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6</meta:editing-cycles>
    <meta:creation-date>2021-01-11T15:26:00</meta:creation-date>
    <dc:date>2021-01-20T11:42:25.27</dc:date>
    <meta:editing-duration>PT1H57M34S</meta:editing-duration>
    <meta:generator>OpenOffice/4.1.7$Win32 OpenOffice.org_project/417m1$Build-9800</meta:generator>
    <meta:document-statistic meta:table-count="0" meta:image-count="5" meta:object-count="0" meta:page-count="8" meta:paragraph-count="97" meta:word-count="1416" meta:character-count="88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